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86dd8" officeooo:paragraph-rsid="00086dd8" style:font-size-asian="22pt" style:font-size-complex="22pt"/>
    </style:style>
    <style:style style:name="P2" style:family="paragraph" style:parent-style-name="Standard">
      <style:text-properties fo:font-size="20pt" officeooo:rsid="00096ddd" officeooo:paragraph-rsid="00096ddd" style:font-size-asian="20pt" style:font-size-complex="20pt"/>
    </style:style>
    <style:style style:name="P3" style:family="paragraph" style:parent-style-name="Standard">
      <style:text-properties officeooo:paragraph-rsid="000a8079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officeooo:rsid="000a8079"/>
    </style:style>
    <style:style style:name="T3" style:family="text">
      <style:text-properties fo:font-size="20pt" officeooo:rsid="00096ddd" style:font-size-asian="20pt" style:font-size-complex="20pt"/>
    </style:style>
    <style:style style:name="T4" style:family="text">
      <style:text-properties fo:font-size="20pt" officeooo:rsid="000a8079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 <text:s/><text:span text:style-name="T1">Sport Programming</text:span></text:p>
      <text:p text:style-name="P1"><text:span text:style-name="T1"/></text:p>
      <text:p text:style-name="P2">for live contest : Codeforces , Atcoder</text:p>
      <text:p text:style-name="P2">for practise :</text:p>
      <text:p text:style-name="P2"><text:tab/>topic-wise : Hackerearth</text:p>
      <text:p text:style-name="P2"><text:tab/>contest : virtual contest at codeforces</text:p>
      <text:p text:style-name="P2"/>
      <text:p text:style-name="P2">Topics :</text:p>
      <text:p text:style-name="P2"/>
      <text:p text:style-name="P2">1) Graphs (DFS , BFS , shortest path , ... ) <text:s/>?? <text:span text:style-name="T2">CLRS &amp; HE</text:span></text:p>
      <text:p text:style-name="P2">2) min heap ?? <text:span text:style-name="T2">CLRS &amp;&amp; GFG</text:span></text:p>
      <text:p text:style-name="P2">3) Dyanmic Programming (DP) ?? <text:span text:style-name="T2">Coursera &amp; mit </text:span></text:p>
      <text:p text:style-name="P3"><text:span text:style-name="T3">4) Basic Maths ?? <text:s/></text:span><text:span text:style-name="T4">Books :</text:span></text:p>
      <text:p text:style-name="P3"><text:span text:style-name="T4"><text:tab/>i )</text:span><text:a xlink:type="simple" xlink:href="https://www.csie.ntu.edu.tw/~r97002/temp/Concrete%20Mathematics%202e.pdf" text:style-name="Internet_20_link" text:visited-style-name="Visited_20_Internet_20_Link"><text:span text:style-name="T4">Concrete Mathematics</text:span></text:a><text:span text:style-name="T3"> <text:s/></text:span></text:p>
      <text:p text:style-name="P3"><text:span text:style-name="T3"><text:tab/></text:span><text:span text:style-name="T4">ii)</text:span><text:a xlink:type="simple" xlink:href="https://www.fmf.uni-lj.si/~lavric/Rosen%20-%20Elementary%20number%20theory%20and%20its%20applications.pdf" text:style-name="Internet_20_link" text:visited-style-name="Visited_20_Internet_20_Link"><text:span text:style-name="T4">Number Theory</text:span></text:a><text:span text:style-name="T4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03:19:40.697783963</meta:creation-date>
    <dc:date>2019-12-29T03:50:27.986788552</dc:date>
    <meta:editing-duration>PT16S</meta:editing-duration>
    <meta:editing-cycles>1</meta:editing-cycles>
    <meta:document-statistic meta:table-count="0" meta:image-count="0" meta:object-count="0" meta:page-count="1" meta:paragraph-count="12" meta:word-count="64" meta:character-count="348" meta:non-whitespace-character-count="281"/>
    <meta:generator>LibreOffice/6.0.7.3$Linux_X86_64 LibreOffice_project/00m0$Build-3</meta:generator>
  </office:meta>
</office:document-meta>
</file>